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'Courier New', Courier, monospace"/>
    <style:font-face style:name="Times New Roman" svg:font-family="'Times New Roman'"/>
    <style:font-face style:name="Verdana" svg:font-family="Verdana, Genev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8.065cm" table:align="left"/>
    </style:style>
    <style:style style:name="Таблица1.A" style:family="table-column">
      <style:table-column-properties style:column-width="0.219cm"/>
    </style:style>
    <style:style style:name="Таблица1.B" style:family="table-column">
      <style:table-column-properties style:column-width="7.846cm"/>
    </style:style>
    <style:style style:name="Таблица1.A1" style:family="table-cell">
      <style:table-cell-properties style:vertical-align="middle" fo:background-color="#e2e2e2" fo:padding-left="0cm" fo:padding-right="0.049cm" fo:padding-top="0cm" fo:padding-bottom="0cm" fo:border-left="none" fo:border-right="0.75pt solid #000000" fo:border-top="none" fo:border-bottom="none">
        <style:background-image/>
      </style:table-cell-properties>
    </style:style>
    <style:style style:name="Таблица1.B1" style:family="table-cell">
      <style:table-cell-properties style:vertical-align="middle" fo:padding="0cm" fo:border="none"/>
    </style:style>
    <style:style style:name="Таблица1.B2" style:family="table-cell">
      <style:table-cell-properties style:vertical-align="middle" fo:padding="0cm" fo:border="none"/>
    </style:style>
    <style:style style:name="Таблица1.B3" style:family="table-cell">
      <style:table-cell-properties style:vertical-align="middle" fo:padding="0cm" fo:border="none"/>
    </style:style>
    <style:style style:name="Таблица2" style:family="table">
      <style:table-properties style:width="10.971cm" table:align="left"/>
    </style:style>
    <style:style style:name="Таблица2.A" style:family="table-column">
      <style:table-column-properties style:column-width="0.219cm"/>
    </style:style>
    <style:style style:name="Таблица2.B" style:family="table-column">
      <style:table-column-properties style:column-width="10.753cm"/>
    </style:style>
    <style:style style:name="Таблица2.A1" style:family="table-cell">
      <style:table-cell-properties style:vertical-align="middle" fo:background-color="#e2e2e2" fo:padding-left="0cm" fo:padding-right="0.049cm" fo:padding-top="0cm" fo:padding-bottom="0cm" fo:border-left="none" fo:border-right="0.75pt solid #000000" fo:border-top="none" fo:border-bottom="none">
        <style:background-image/>
      </style:table-cell-properties>
    </style:style>
    <style:style style:name="Таблица2.B1" style:family="table-cell">
      <style:table-cell-properties style:vertical-align="middle" fo:padding="0cm" fo:border="none"/>
    </style:style>
    <style:style style:name="Таблица2.B2" style:family="table-cell">
      <style:table-cell-properties style:vertical-align="middle" fo:padding="0cm" fo:border="none"/>
    </style:style>
    <style:style style:name="Таблица2.B3" style:family="table-cell">
      <style:table-cell-properties style:vertical-align="middle" fo:padding="0cm" fo:border="none"/>
    </style:style>
    <style:style style:name="Таблица2.B4" style:family="table-cell">
      <style:table-cell-properties style:vertical-align="middle" fo:padding="0cm" fo:border="none"/>
    </style:style>
    <style:style style:name="Таблица2.B5" style:family="table-cell">
      <style:table-cell-properties style:vertical-align="middle" fo:padding="0cm" fo:border="none"/>
    </style:style>
    <style:style style:name="Таблица2.B6" style:family="table-cell">
      <style:table-cell-properties style:vertical-align="middle" fo:padding="0cm" fo:border="none"/>
    </style:style>
    <style:style style:name="Таблица2.B7" style:family="table-cell">
      <style:table-cell-properties style:vertical-align="middle" fo:padding="0cm" fo:border="none"/>
    </style:style>
    <style:style style:name="Таблица2.B8" style:family="table-cell">
      <style:table-cell-properties style:vertical-align="middle" fo:padding="0cm" fo:border="none"/>
    </style:style>
    <style:style style:name="Таблица2.B9" style:family="table-cell">
      <style:table-cell-properties style:vertical-align="middle" fo:padding="0cm" fo:border="none"/>
    </style:style>
    <style:style style:name="Таблица2.B10" style:family="table-cell">
      <style:table-cell-properties style:vertical-align="middle" fo:padding="0cm" fo:border="none"/>
    </style:style>
    <style:style style:name="Таблица2.B11" style:family="table-cell">
      <style:table-cell-properties style:vertical-align="middle" fo:padding="0cm" fo:border="none"/>
    </style:style>
    <style:style style:name="Таблица2.B12" style:family="table-cell">
      <style:table-cell-properties style:vertical-align="middle" fo:padding="0cm" fo:border="none"/>
    </style:style>
    <style:style style:name="Таблица2.B13" style:family="table-cell">
      <style:table-cell-properties style:vertical-align="middle" fo:padding="0cm" fo:border="none"/>
    </style:style>
    <style:style style:name="Таблица2.B14" style:family="table-cell">
      <style:table-cell-properties style:vertical-align="middle" fo:padding="0cm" fo:border="none"/>
    </style:style>
    <style:style style:name="Таблица2.B15" style:family="table-cell">
      <style:table-cell-properties style:vertical-align="middle" fo:padding="0cm" fo:border="none"/>
    </style:style>
    <style:style style:name="Таблица2.B16" style:family="table-cell">
      <style:table-cell-properties style:vertical-align="middle" fo:padding="0cm" fo:border="none"/>
    </style:style>
    <style:style style:name="Таблица2.B17" style:family="table-cell">
      <style:table-cell-properties style:vertical-align="middle" fo:padding="0cm" fo:border="none"/>
    </style:style>
    <style:style style:name="Таблица2.B18" style:family="table-cell">
      <style:table-cell-properties style:vertical-align="middle" fo:padding="0cm" fo:border="none"/>
    </style:style>
    <style:style style:name="Таблица2.B19" style:family="table-cell">
      <style:table-cell-properties style:vertical-align="middle" fo:padding="0cm" fo:border="none"/>
    </style:style>
    <style:style style:name="Таблица2.B20" style:family="table-cell">
      <style:table-cell-properties style:vertical-align="middle" fo:padding="0cm" fo:border="none"/>
    </style:style>
    <style:style style:name="Таблица3" style:family="table">
      <style:table-properties style:width="2.919cm" table:align="left"/>
    </style:style>
    <style:style style:name="Таблица3.A" style:family="table-column">
      <style:table-column-properties style:column-width="0.219cm"/>
    </style:style>
    <style:style style:name="Таблица3.B" style:family="table-column">
      <style:table-column-properties style:column-width="2.701cm"/>
    </style:style>
    <style:style style:name="Таблица3.A1" style:family="table-cell">
      <style:table-cell-properties style:vertical-align="middle" fo:background-color="#e2e2e2" fo:padding-left="0cm" fo:padding-right="0.049cm" fo:padding-top="0cm" fo:padding-bottom="0cm" fo:border-left="none" fo:border-right="0.75pt solid #000000" fo:border-top="none" fo:border-bottom="none">
        <style:background-image/>
      </style:table-cell-properties>
    </style:style>
    <style:style style:name="Таблица3.B1" style:family="table-cell">
      <style:table-cell-properties style:vertical-align="middle" fo:padding="0cm" fo:border="none"/>
    </style:style>
    <style:style style:name="Таблица3.B2" style:family="table-cell">
      <style:table-cell-properties style:vertical-align="middle" fo:padding="0cm" fo:border="none"/>
    </style:style>
    <style:style style:name="Таблица3.B3" style:family="table-cell">
      <style:table-cell-properties style:vertical-align="middle" fo:padding="0cm" fo:border="none"/>
    </style:style>
    <style:style style:name="Таблица3.B4" style:family="table-cell">
      <style:table-cell-properties style:vertical-align="middle" fo:padding="0cm" fo:border="none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5.831cm"/>
    </style:style>
    <style:style style:name="Таблица4.B" style:family="table-column">
      <style:table-column-properties style:column-width="11.169cm"/>
    </style:style>
    <style:style style:name="Таблица4.A1" style:family="table-cell">
      <style:table-cell-properties style:vertical-align="middle" fo:padding="0.079cm" fo:border-left="0.75pt solid #808080" fo:border-right="none" fo:border-top="0.75pt solid #808080" fo:border-bottom="0.05pt solid #808080"/>
    </style:style>
    <style:style style:name="Таблица4.B1" style:family="table-cell">
      <style:table-cell-properties style:vertical-align="middle" fo:padding="0.079cm" fo:border-left="0.05pt solid #808080" fo:border-right="0.75pt solid #808080" fo:border-top="0.75pt solid #808080" fo:border-bottom="0.05pt solid #808080"/>
    </style:style>
    <style:style style:name="Таблица4.A2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Таблица4.B2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Таблица4.A4" style:family="table-cell">
      <style:table-cell-properties style:vertical-align="middle" fo:padding="0.079cm" fo:border-left="0.75pt solid #808080" fo:border-right="none" fo:border-top="none" fo:border-bottom="0.75pt solid #808080"/>
    </style:style>
    <style:style style:name="Таблица4.B4" style:family="table-cell">
      <style:table-cell-properties style:vertical-align="middle" fo:padding="0.079cm" fo:border-left="0.05pt solid #808080" fo:border-right="0.75pt solid #808080" fo:border-top="none" fo:border-bottom="0.75pt solid #808080"/>
    </style:style>
    <style:style style:name="Таблица5" style:family="table">
      <style:table-properties style:width="17cm" table:align="left"/>
    </style:style>
    <style:style style:name="Таблица5.A" style:family="table-column">
      <style:table-column-properties style:column-width="4.309cm"/>
    </style:style>
    <style:style style:name="Таблица5.B" style:family="table-column">
      <style:table-column-properties style:column-width="12.691cm"/>
    </style:style>
    <style:style style:name="Таблица5.A1" style:family="table-cell">
      <style:table-cell-properties style:vertical-align="middle" fo:padding="0.079cm" fo:border-left="0.75pt solid #808080" fo:border-right="none" fo:border-top="0.75pt solid #808080" fo:border-bottom="0.05pt solid #808080"/>
    </style:style>
    <style:style style:name="Таблица5.B1" style:family="table-cell">
      <style:table-cell-properties style:vertical-align="middle" fo:padding="0.079cm" fo:border-left="0.05pt solid #808080" fo:border-right="0.75pt solid #808080" fo:border-top="0.75pt solid #808080" fo:border-bottom="0.05pt solid #808080"/>
    </style:style>
    <style:style style:name="Таблица5.A2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Таблица5.B2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Таблица5.A7" style:family="table-cell">
      <style:table-cell-properties style:vertical-align="middle" fo:padding="0.079cm" fo:border-left="0.75pt solid #808080" fo:border-right="none" fo:border-top="none" fo:border-bottom="0.75pt solid #808080"/>
    </style:style>
    <style:style style:name="Таблица5.B7" style:family="table-cell">
      <style:table-cell-properties style:vertical-align="middle" fo:padding="0.079cm" fo:border-left="0.05pt solid #808080" fo:border-right="0.75pt solid #808080" fo:border-top="none" fo:border-bottom="0.75pt solid #808080"/>
    </style:style>
    <style:style style:name="P1" style:family="paragraph" style:parent-style-name="Text_20_body" style:list-style-name="L1">
      <style:paragraph-properties style:line-height-at-least="0.556cm" fo:widows="1"/>
    </style:style>
    <style:style style:name="P2" style:family="paragraph" style:parent-style-name="Text_20_body" style:list-style-name="L2">
      <style:paragraph-properties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Text_20_body">
      <style:paragraph-properties fo:margin-left="0cm" fo:margin-right="0cm" style:line-height-at-least="0.556cm" fo:widows="1" fo:text-indent="0cm" style:auto-text-indent="false"/>
    </style:style>
    <style:style style:name="P4" style:family="paragraph" style:parent-style-name="Text_20_body">
      <style:paragraph-properties fo:margin-left="0cm" fo:margin-right="0cm" style:line-height-at-least="0.556cm" fo:widows="1" fo:text-indent="0cm" style:auto-text-indent="false"/>
      <style:text-properties fo:font-variant="normal" fo:text-transform="none" fo:color="#000000" style:font-name="Verdana" fo:font-size="9pt" fo:letter-spacing="normal" fo:font-style="normal" fo:font-weight="normal"/>
    </style:style>
    <style:style style:name="P5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cm" loext:contextual-spacing="false" style:line-height-at-least="0.556cm" fo:widows="1"/>
    </style:style>
    <style:style style:name="P7" style:family="paragraph" style:parent-style-name="Text_20_body" style:list-style-name="L2">
      <style:paragraph-properties fo:margin-top="0cm" fo:margin-bottom="0cm" loext:contextual-spacing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8" style:family="paragraph" style:parent-style-name="Heading_20_2">
      <style:paragraph-properties fo:margin-left="0cm" fo:margin-right="0cm" fo:widows="1" fo:text-indent="0cm" style:auto-text-indent="false"/>
      <style:text-properties fo:font-variant="normal" fo:text-transform="none" fo:color="#000000" style:font-name="Times New Roman" fo:letter-spacing="normal" fo:font-style="normal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0" style:family="paragraph" style:parent-style-name="Preformatted_20_Text">
      <style:paragraph-properties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1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12" style:family="paragraph" style:parent-style-name="Preformatted_20_Text">
      <style:paragraph-properties fo:widows="1"/>
    </style:style>
    <style:style style:name="P13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4" style:family="paragraph" style:parent-style-name="Preformatted_20_Text">
      <style:paragraph-properties fo:margin-left="0cm" fo:margin-right="0cm" fo:margin-top="0cm" fo:margin-bottom="0.499cm" loext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style:line-height-at-least="0.45cm" fo:text-indent="0cm" style:auto-text-indent="false" fo:padding="0cm" fo:border="none"/>
      <style:text-properties style:font-name="Monaco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style:line-height-at-least="0.45cm" fo:text-indent="0cm" style:auto-text-indent="false" fo:padding="0cm" fo:border="none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style:line-height-at-least="0.45cm" fo:text-indent="0cm" style:auto-text-indent="false" fo:padding="0cm" fo:border="none"/>
      <style:text-properties fo:color="#000099" style:font-name="Monaco"/>
    </style:style>
    <style:style style:name="P18" style:family="paragraph" style:parent-style-name="Preformatted_20_Text">
      <style:paragraph-properties fo:margin-top="0cm" fo:margin-bottom="0.499cm" loext:contextual-spacing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9" style:family="paragraph" style:parent-style-name="Preformatted_20_Text">
      <style:paragraph-properties fo:margin-top="0cm" fo:margin-bottom="0.499cm" loext:contextual-spacing="false" fo:widows="1"/>
      <style:text-properties fo:font-variant="normal" fo:text-transform="none" fo:color="#000000" fo:letter-spacing="normal"/>
    </style:style>
    <style:style style:name="P20" style:family="paragraph" style:parent-style-name="Heading_20_1">
      <style:text-properties fo:font-variant="normal" fo:text-transform="none" fo:color="#000000" style:font-name="Times New Roman" fo:letter-spacing="normal" fo:font-style="normal"/>
    </style:style>
    <style:style style:name="T1" style:family="text">
      <style:text-properties fo:color="#000000"/>
    </style:style>
    <style:style style:name="T2" style:family="text">
      <style:text-properties fo:color="#000000" style:font-name="Monaco"/>
    </style:style>
    <style:style style:name="T3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4" style:family="text">
      <style:text-properties fo:font-variant="normal" fo:text-transform="none" fo:color="#28a3c2" style:font-name="Verdana" fo:font-size="9pt" fo:letter-spacing="normal" fo:font-style="normal" fo:font-weight="normal"/>
    </style:style>
    <style:style style:name="T5" style:family="text">
      <style:text-properties fo:color="#000099"/>
    </style:style>
    <style:style style:name="T6" style:family="text">
      <style:text-properties fo:color="#000099" style:font-name="Monaco"/>
    </style:style>
    <style:style style:name="T7" style:family="text">
      <style:text-properties fo:color="#cf3125" style:font-name="Monaco"/>
    </style:style>
    <style:style style:name="T8" style:family="text">
      <style:text-properties style:font-name="Monaco"/>
    </style:style>
    <style:style style:name="T9" style:family="text">
      <style:text-properties fo:color="#2934d4" style:font-name="Monaco"/>
    </style:style>
    <style:style style:name="T10" style:family="text">
      <style:text-properties fo:font-weight="bold"/>
    </style:style>
    <style:style style:name="T11" style:family="text">
      <style:text-properties style:font-name="Times New Roman" fo:font-size="14pt" fo:font-style="normal" fo:font-weight="normal"/>
    </style:style>
    <style:style style:name="T12" style:family="text">
      <style:text-properties fo:font-style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3">Обработка текста</text:span></text:span><text:span text:style-name="T3"> зачастую предполагает синтаксический анализ или разбор форматированной входной строки. Синтаксический анализ подразумевает разделе­ние текста на ряд отдельных частей, так называемых лексем, которые способны пе­редать в определенной последовательности некоторое семантическое значение.</text:span></text:p>
      <text:p text:style-name="P3"><text:span text:style-name="T3">Класс StringTokenizer обеспечивает первую стадию процесса синтаксического анализа, и поэтому его зачастую называют лексическuм анализатором или просто сканером. Этот класс </text:span><text:span text:style-name="Strong_20_Emphasis"><text:span text:style-name="T3">реализует интерфейс Enumeration</text:span></text:span><text:span text:style-name="T3">. Таким образом, задав вход­ную строку, средствами класса StringTokenizer можно перечислить содержащи­еся в ней отдельные лексемы.</text:span></text:p>
      <text:p text:style-name="P4">Чтобы воспользоваться классом StringTokenizer, следует указать входную и символьную строку, содержащую разделители. Разделители это символы, раз­деляющие лексемы.<text:bookmark text:name="more-1998"/></text:p>
      <text:p text:style-name="P3"><text:span text:style-name="T3">Каждый символ в символьной строке разделителей рассма­тривается как допустимый разделитель. Например, символьная строка </text:span><text:span text:style-name="Strong_20_Emphasis"><text:span text:style-name="T3">",;:"</text:span></text:span><text:span text:style-name="T3"> уста­навливает в качестве разделителей запятую, точку с запятой и двоеточие. Набор разделителей, выбираемых по умолчанию, состоит из пробельных символов: про­бела, знака табуляции, перевода строки и возврата каретки.</text:span></text:p>
      <text:p text:style-name="P3"><text:span text:style-name="Strong_20_Emphasis"><text:span text:style-name="T3">Ниже приведены конструкторы класса StringTokenizer.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/>
          </table:table-cell>
          <table:table-cell table:style-name="Таблица1.B1" office:value-type="string">
            <text:p text:style-name="P15">StringTokenizer<text:span text:style-name="T5">(</text:span>String <text:span text:style-name="T5">)</text:span>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B2" office:value-type="string">
            <text:p text:style-name="P15">StringTokenizer<text:span text:style-name="T5">(</text:span>String , String <text:span text:style-name="T5">)</text:span>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B3" office:value-type="string">
            <text:p text:style-name="P15">StringTokenizer<text:span text:style-name="T5">(</text:span>String , String , boolean __<text:span text:style-name="T5">)</text:span></text:p>
          </table:table-cell>
        </table:table-row>
      </table:table>
      <text:p text:style-name="P3"><text:span text:style-name="T3">Во всех трех формах конструктора параметр строка обозначает разделяе­мую на лексемы символьную строку. В первой форме используются разделители по умолчанию, во второй и в третьей формах</text:span><text:span text:style-name="Strong_20_Emphasis"><text:span text:style-name="T3">параметр разделители</text:span></text:span><text:span text:style-name="T3"> обозначает символьную строку, задающую разделители.</text:span></text:p>
      <text:p text:style-name="P3"><text:span text:style-name="T3">В третьей форме разделители возвращаются в качестве отдельных лексем при синтаксическом анализе символьной строки, если параметр </text:span><text:span text:style-name="Strong_20_Emphasis"><text:span text:style-name="T3">разделитель_как_лексема</text:span></text:span><text:span text:style-name="T3"> принимает логическое значе­ние </text:span><text:span text:style-name="Strong_20_Emphasis"><text:span text:style-name="T3">true</text:span></text:span><text:span text:style-name="T3">. В противном случае разделители не возвращаются. Разделители не возвращаются и в первых двух формах конструктора данного класса.</text:span></text:p>
      <text:p text:style-name="P4">Как только объект класса StringTokenizer будет создан, можно вызвать его метод nextToken(), чтобы извлечь последовательные лексемы.</text:p>
      <text:p text:style-name="P3"><text:span text:style-name="Strong_20_Emphasis"><text:span text:style-name="T3">Метод hasMoreTokens()</text:span></text:span><text:span text:style-name="T3"> возвращает логическое значение true до тех пор, пока для извлечения еще имеются лексемы.</text:span></text:p>
      <text:p text:style-name="P3"><text:span text:style-name="T3">А поскольку класс StringTokenizer реализует интерфейс Enumeration, то его методы </text:span><text:span text:style-name="Strong_20_Emphasis"><text:span text:style-name="T3">hasMoreElements()</text:span></text:span><text:span text:style-name="T3">и </text:span><text:span text:style-name="Strong_20_Emphasis"><text:span text:style-name="T3">nextElement()</text:span></text:span><text:span text:style-name="T3"> также реализованы и действуют точно так же, как и методы hasMoreTokens() и nextToken() соответственно. Методы из класса StringTokenizer перечислены ниже:</text:span></text:p>
      <text:list xml:id="list8745366067923442148" text:style-name="L1">
        <text:list-item>
          <text:p text:style-name="P6"><text:span text:style-name="Strong_20_Emphasis"><text:span text:style-name="T3">int countTokens()</text:span></text:span><text:span text:style-name="T3"> - используя текущий набор разделителей, определяет количество лексем, которые осталось разобрать и возвратить в качестве результата</text:span></text:p>
        </text:list-item>
        <text:list-item>
          <text:p text:style-name="P6"><text:span text:style-name="Strong_20_Emphasis"><text:span text:style-name="T3">boolean hasМoreElements()</text:span></text:span><text:span text:style-name="T3"> - возвращает логическое значение true, если в символьной строке остается одна лексема или больше, а иначе - логиче­ское значение false</text:span></text:p>
        </text:list-item>
        <text:list-item>
          <text:p text:style-name="P6"><text:span text:style-name="Strong_20_Emphasis"><text:span text:style-name="T3">boolean hasМoreTokens()</text:span></text:span><text:span text:style-name="T3"> - возвращает логическое значение true, если в символьной строке остается одна лексема или больше, а иначе - логиче­ское значение false</text:span></text:p>
        </text:list-item>
        <text:list-item>
          <text:p text:style-name="P6"><text:span text:style-name="Strong_20_Emphasis"><text:span text:style-name="T3">Object nextElement()</text:span></text:span><text:span text:style-name="T3"> - возвращает следующую лексему в виде объекта типа Object</text:span></text:p>
        </text:list-item>
        <text:list-item>
          <text:p text:style-name="P6"><text:span text:style-name="Strong_20_Emphasis"><text:span text:style-name="T3">String nextToken()</text:span></text:span><text:span text:style-name="T3"> - возвращает следующую лексему в виде объекта типа String</text:span></text:p>
        </text:list-item>
        <text:list-item>
          <text:p text:style-name="P1"><text:soft-page-break/><text:span text:style-name="Strong_20_Emphasis"><text:span text:style-name="T3">String nextToken(String разделители)</text:span></text:span><text:span text:style-name="T3"> - возвращает следующую лексему в виде объекта типа Object и задает символьную строку разделителей в соответствии со значением параметра разделители</text:span></text:p>
        </text:list-item>
      </text:list>
      <text:p text:style-name="P3"><text:span text:style-name="T3">Ниже приведен </text:span><text:a xlink:type="simple" xlink:href="https://pro-java.ru/category/gotovye-programmy-java/" office:target-frame-name="_blank" xlink:show="new" text:style-name="Internet_20_link" text:visited-style-name="Visited_20_Internet_20_Link"><text:span text:style-name="Strong_20_Emphasis"><text:span text:style-name="T4">пример программы</text:span></text:span></text:a><text:span text:style-name="T3">, в которой объект класса StringTokenizer создается для синтаксического анализа пар "ключ-значение". Последовательный ряд пар "</text:span><text:span text:style-name="Strong_20_Emphasis"><text:span text:style-name="T3">ключ-значение</text:span></text:span><text:span text:style-name="T3">" разделяется точкой с запятой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/>
          </table:table-cell>
          <table:table-cell table:style-name="Таблица2.B1" office:value-type="string">
            <text:p text:style-name="P15"><text:span text:style-name="T1">//</text:span> <text:s text:c="3"/>StringTokenizer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B2" office:value-type="string">
            <text:p text:style-name="P15">import java<text:span text:style-name="T1">.</text:span>util<text:span text:style-name="T1">.</text:span>StringTokenizer;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B3" office:value-type="string">
            <text:p text:style-name="P9"/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B4" office:value-type="string">
            <text:p text:style-name="P15">class STDemo <text:span text:style-name="T5">{</text:span>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B5" office:value-type="string">
            <text:p text:style-name="P9"/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B6" office:value-type="string">
            <text:p text:style-name="P16"><text:s text:c="4"/><text:span text:style-name="T8">static String in </text:span><text:span text:style-name="T2">=</text:span><text:span text:style-name="T8"> </text:span><text:span text:style-name="T7">"= Java <text:s/>;"</text:span><text:span text:style-name="T8"> </text:span><text:span text:style-name="T2">+</text:span>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B7" office:value-type="string">
            <text:p text:style-name="P16"><text:s text:c="23"/><text:span text:style-name="T7">"=Pro-java.ru;"</text:span><text:span text:style-name="T8"> </text:span><text:span text:style-name="T2">+</text:span>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B8" office:value-type="string">
            <text:p text:style-name="P16"><text:s text:c="23"/><text:span text:style-name="T7">"=Javadocdoc;"</text:span><text:span text:style-name="T8"> </text:span><text:span text:style-name="T2">+</text:span>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B9" office:value-type="string">
            <text:p text:style-name="P16"><text:s text:c="23"/><text:span text:style-name="T7">" =2017"</text:span><text:span text:style-name="T8">;</text:span>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B10" office:value-type="string">
            <text:p text:style-name="P9"/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B11" office:value-type="string">
            <text:p text:style-name="P16"><text:s text:c="4"/><text:span text:style-name="T8">public static void main</text:span><text:span text:style-name="T6">(</text:span><text:span text:style-name="T8">String args</text:span><text:span text:style-name="T6">[])</text:span><text:span text:style-name="T8"> </text:span><text:span text:style-name="T6">{</text:span>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B12" office:value-type="string">
            <text:p text:style-name="P16"><text:s text:c="8"/><text:span text:style-name="T8">StringTokenizer st </text:span><text:span text:style-name="T2">=</text:span><text:span text:style-name="T8"> new StringTokenizer</text:span><text:span text:style-name="T6">(</text:span><text:span text:style-name="T8">in, </text:span><text:span text:style-name="T7">"=;"</text:span><text:span text:style-name="T6">)</text:span><text:span text:style-name="T8">;</text:span>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B13" office:value-type="string">
            <text:p text:style-name="P16"><text:s text:c="4"/><text:span text:style-name="T8">while</text:span><text:span text:style-name="T6">(</text:span><text:span text:style-name="T8">st</text:span><text:span text:style-name="T2">.</text:span><text:span text:style-name="T8">hasMoreTokens</text:span><text:span text:style-name="T6">())</text:span><text:span text:style-name="T8"> </text:span><text:span text:style-name="T6">{</text:span>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B14" office:value-type="string">
            <text:p text:style-name="P16"><text:s text:c="8"/><text:span text:style-name="T8">String key </text:span><text:span text:style-name="T2">=</text:span><text:span text:style-name="T8"> st</text:span><text:span text:style-name="T2">.</text:span><text:span text:style-name="T8">nextToken</text:span><text:span text:style-name="T6">()</text:span><text:span text:style-name="T8">;</text:span>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B15" office:value-type="string">
            <text:p text:style-name="P16"><text:s text:c="8"/><text:span text:style-name="T8">String val </text:span><text:span text:style-name="T2">=</text:span><text:span text:style-name="T8"> st</text:span><text:span text:style-name="T2">.</text:span><text:span text:style-name="T8">nextToken</text:span><text:span text:style-name="T6">()</text:span><text:span text:style-name="T8">;</text:span>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B16" office:value-type="string">
            <text:p text:style-name="P16"><text:s text:c="8"/><text:span text:style-name="T8">System</text:span><text:span text:style-name="T2">.</text:span><text:span text:style-name="T8">out</text:span><text:span text:style-name="T2">.</text:span><text:span text:style-name="T8">println</text:span><text:span text:style-name="T6">(</text:span><text:span text:style-name="T8">key </text:span><text:span text:style-name="T2">+</text:span><text:span text:style-name="T8"> </text:span><text:span text:style-name="T7">" : "</text:span><text:span text:style-name="T8"> </text:span><text:span text:style-name="T2">+</text:span><text:span text:style-name="T8"> val</text:span><text:span text:style-name="T6">)</text:span><text:span text:style-name="T8">;</text:span>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B17" office:value-type="string">
            <text:p text:style-name="P16"><text:s text:c="8"/><text:span text:style-name="T6">}</text:span>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B18" office:value-type="string">
            <text:p text:style-name="P16"><text:s text:c="4"/><text:span text:style-name="T6">}</text:span>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B19" office:value-type="string">
            <text:p text:style-name="P9"/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B20" office:value-type="string">
            <text:p text:style-name="P17">}</text:p>
          </table:table-cell>
        </table:table-row>
      </table:table>
      <text:p text:style-name="P3"><text:span text:style-name="Strong_20_Emphasis"><text:span text:style-name="T3">Эта программа выводит следующий результат: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9"/>
          </table:table-cell>
          <table:table-cell table:style-name="Таблица3.B1" office:value-type="string">
            <text:p text:style-name="P16"><text:s/><text:span text:style-name="T2">:</text:span><text:span text:style-name="T8"> <text:s/>Java <text:s/></text:span>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B2" office:value-type="string">
            <text:p text:style-name="P16"><text:s/><text:span text:style-name="T2">:</text:span><text:span text:style-name="T8"> Pro</text:span><text:span text:style-name="T2">-</text:span><text:span text:style-name="T8">java</text:span><text:span text:style-name="T2">.</text:span><text:span text:style-name="T8">ru</text:span>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B3" office:value-type="string">
            <text:p text:style-name="P16"><text:s/><text:span text:style-name="T2">:</text:span><text:span text:style-name="T8"> Javadocdoc</text:span>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B4" office:value-type="string">
            <text:p text:style-name="P16"><text:s text:c="2"/><text:span text:style-name="T2">:</text:span><text:span text:style-name="T8"> </text:span><text:span text:style-name="T9">2017</text:span></text:p>
          </table:table-cell>
        </table:table-row>
      </table:table>
      <text:p text:style-name="Standard"/>
      <text:p text:style-name="Standard"/>
      <text:p text:style-name="Standard"/>
      <text:h text:style-name="P20" text:outline-level="1">Анализ текста, StringTokenizer</text:h>
      <text:p text:style-name="P5">Класс <text:span text:style-name="T10">StringTokenizer</text:span> пакета java.util предназначен для разложения строки на составляющие. Под токенацией понимается процесс разделения последовательности строки на части.</text:p>
      <text:p text:style-name="P5">Будучи удобным в использовании, <text:span text:style-name="T10">StringTokenizer</text:span> имеет серьезные функциональные ограничения. Так StringTokenizer раскладывает входную строку на части согласно переданных ему списка разделителей. Он не выполняет проверку на наличие разделителя внутри подстроки и не возвращает пустую строку нулевой длины, если во входном потоке обнаружена последовательность разделителей.</text:p>
      <text:h text:style-name="P8" text:outline-level="2"><text:soft-page-break/>Конструкторы класса StringTokenizer</text:h>
      <text:p text:style-name="P5">Для создания экземпляра <text:span text:style-name="T10">StringTokenizer</text:span> можно использовать один из следующих конструкторов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Table_20_Heading">Конструктор</text:p>
          </table:table-cell>
          <table:table-cell table:style-name="Таблица4.B1" office:value-type="string">
            <text:p text:style-name="Table_20_Heading">Описание</text:p>
          </table:table-cell>
        </table:table-row>
        <table:table-row>
          <table:table-cell table:style-name="Таблица4.A2" office:value-type="string">
            <text:p text:style-name="Table_20_Contents">StringTokenizer(String str)</text:p>
          </table:table-cell>
          <table:table-cell table:style-name="Таблица4.B2" office:value-type="string">
            <text:p text:style-name="Table_20_Contents">Раскладывает строку на части, используя в качестве разделителя символы пробела " ", табуляции "\t", перевода строки "\n" и возврата каретки "\r"</text:p>
          </table:table-cell>
        </table:table-row>
        <table:table-row>
          <table:table-cell table:style-name="Таблица4.A2" office:value-type="string">
            <text:p text:style-name="Table_20_Contents">StringTokenizer(String str, String delim)</text:p>
          </table:table-cell>
          <table:table-cell table:style-name="Таблица4.B2" office:value-type="string">
            <text:p text:style-name="Table_20_Contents">Раскладывает строку на части, используя в качестве разделителя строку delim</text:p>
          </table:table-cell>
        </table:table-row>
        <table:table-row>
          <table:table-cell table:style-name="Таблица4.A4" office:value-type="string">
            <text:p text:style-name="Table_20_Contents">StringTokenizer(String str, String delim, boolean returnDelims)</text:p>
          </table:table-cell>
          <table:table-cell table:style-name="Таблица4.B4" office:value-type="string">
            <text:p text:style-name="Table_20_Contents">Тоже что и предыдущий, но если returnDelims установлен в true, разделители также возвращаются в качестве части строки</text:p>
          </table:table-cell>
        </table:table-row>
      </table:table>
      <text:p text:style-name="P5">Если строка "str" неопределена, т.е. равна null, то вызывается исключение <text:span text:style-name="T10">NullPointerException</text:span>.</text:p>
      <text:p text:style-name="P5">Пример использования класса StringTokenizer</text:p>
      <text:section text:style-name="Sect1" text:name="scriplet">
        <text:p text:style-name="P13"><text:bookmark text:name="java"/>String s;</text:p>
        <text:p text:style-name="P10">s = "Тестовая строка, используемая для разложения на слова";</text:p>
        <text:p text:style-name="P10">StringTokenizer st = new StringTokenizer(s, " \t\n\r,.");</text:p>
        <text:p text:style-name="P10">while (st.hasMoreTokens()) {</text:p>
        <text:p text:style-name="P11"><text:s text:c="4"/><text:span text:style-name="T11">// Выводим лексемы в консоль</text:span></text:p>
        <text:p text:style-name="P11"><text:s text:c="4"/><text:span text:style-name="T11">System.out.println(st.nextToken());</text:span></text:p>
        <text:p text:style-name="P18">}</text:p>
      </text:section>
      <text:h text:style-name="P8" text:outline-level="2">Методы класса StringTokenizer, countTokens, hasMoreTokens, nextToken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Table_20_Heading">Метод</text:p>
          </table:table-cell>
          <table:table-cell table:style-name="Таблица5.B1" office:value-type="string">
            <text:p text:style-name="Table_20_Heading">Описание</text:p>
          </table:table-cell>
        </table:table-row>
        <table:table-row>
          <table:table-cell table:style-name="Таблица5.A2" office:value-type="string">
            <text:p text:style-name="Table_20_Contents">int countTokens()</text:p>
          </table:table-cell>
          <table:table-cell table:style-name="Таблица5.B2" office:value-type="string">
            <text:p text:style-name="Table_20_Contents">Определение количества лексем, прежде, чем будет сгенеририровано исключение в результате вызова метода nextToken</text:p>
          </table:table-cell>
        </table:table-row>
        <table:table-row>
          <table:table-cell table:style-name="Таблица5.A2" office:value-type="string">
            <text:p text:style-name="Table_20_Contents">boolean hasMoreElements()</text:p>
          </table:table-cell>
          <table:table-cell table:style-name="Таблица5.B2" office:value-type="string">
            <text:p text:style-name="Table_20_Contents">Функция определения наличия лексем (элементов)</text:p>
          </table:table-cell>
        </table:table-row>
        <table:table-row>
          <table:table-cell table:style-name="Таблица5.A2" office:value-type="string">
            <text:p text:style-name="Table_20_Contents">boolean hasMoreTokens()</text:p>
          </table:table-cell>
          <table:table-cell table:style-name="Таблица5.B2" office:value-type="string">
            <text:p text:style-name="Table_20_Contents">Функция определения наличия лексем (элементов). Возвращает true, если в строке еще есть слова, и false, если слов больше нет</text:p>
          </table:table-cell>
        </table:table-row>
        <table:table-row>
          <table:table-cell table:style-name="Таблица5.A2" office:value-type="string">
            <text:p text:style-name="Table_20_Contents">Object nextElement()</text:p>
          </table:table-cell>
          <table:table-cell table:style-name="Таблица5.B2" office:value-type="string">
            <text:p text:style-name="Table_20_Contents">Возвращает объект, на который указывает токенайзер</text:p>
          </table:table-cell>
        </table:table-row>
        <table:table-row>
          <table:table-cell table:style-name="Таблица5.A2" office:value-type="string">
            <text:p text:style-name="Table_20_Contents">String nextToken()</text:p>
          </table:table-cell>
          <table:table-cell table:style-name="Таблица5.B2" office:value-type="string">
            <text:p text:style-name="Table_20_Contents">Возвращает лексему (строку), на который указывает токенайзер</text:p>
          </table:table-cell>
        </table:table-row>
        <table:table-row>
          <table:table-cell table:style-name="Таблица5.A7" office:value-type="string">
            <text:p text:style-name="Table_20_Contents">String nextToken(String delim)</text:p>
          </table:table-cell>
          <table:table-cell table:style-name="Таблица5.B7" office:value-type="string">
            <text:p text:style-name="Table_20_Contents">Возвращает лексему (строку), на который указывает токенайзер согласно разделителя delim</text:p>
          </table:table-cell>
        </table:table-row>
      </table:table>
      <text:h text:style-name="P8" text:outline-level="2"><text:soft-page-break/>Особенности использования класса StringTokenizer</text:h>
      <text:p text:style-name="P5">Первый конструктор с одним параметром str не выполняет проверку наличия в строке подстроки. Поэтому строка "Привет. Завтра \"21 сентября \" мы идем в театр." разбивается на следующие части:</text:p>
      <text:section text:style-name="Sect1" text:name="console">
        <text:p text:style-name="P13">[Привет., Завтра, "21, сентября, ", мы, идем, в, театр.]</text:p>
        <text:p text:style-name="P10">// вместо</text:p>
        <text:p text:style-name="P10">[Привет., Завтра, "21 сентября " <text:s/>, мы, идем, в, театр.]</text:p>
        <text:p text:style-name="P19"> </text:p>
      </text:section>
      <text:p text:style-name="P5">Второй конструктор не отслеживает последовательное появление разделителя во входном потоке. Поэтому если строку "book, author, publication,,,date published" разложить на части, используя в качестве разделителя символ запятой ",", то получим набор из 4-x слов</text:p>
      <text:section text:style-name="Sect1" text:name="Раздел1">
        <text:p text:style-name="P14"><text:bookmark text:name="scriplet"/><text:bookmark text:name="java1"/>book, author, publication, date published </text:p>
      </text:section>
      <text:p text:style-name="P5">вместо шести значений</text:p>
      <text:section text:style-name="Sect1" text:name="Раздел2">
        <text:p text:style-name="P14"><text:bookmark text:name="scriplet1"/><text:bookmark text:name="java2"/>book, author, publication, "", "", date published</text:p>
      </text:section>
      <text:p text:style-name="P5">, где "" означает строку нулевой длины.</text:p>
      <text:p text:style-name="P5">Чтобы получить все шесть частей необходимо использовать третий конструктор и установить параметр <text:span text:style-name="T12">returnDelims</text:span> в true.</text:p>
      <text:p text:style-name="P5">Особенность установки параметра <text:span text:style-name="T12">returnDelims</text:span> в true, является очень важной. Особенно когда текстовые данные поступают динамически и их необходимо раскладывать на составляющие и записывать в базу данных. В этом случае необходимо получить значения для всех полей таблицы.</text:p>
      <text:p text:style-name="P5">Третий конструктор не будет работать также и в том случае, когда информационная часть строки соответствует разделителю и находится внутри подстроки. Так, например после токенации следующей строки :</text:p>
      <text:section text:style-name="Sect1" text:name="Раздел3">
        <text:p text:style-name="P14"><text:bookmark text:name="scriplet2"/><text:bookmark text:name="java3"/>"book, author, publication,\",\",date published"</text:p>
      </text:section>
      <text:p text:style-name="P5">мы получим шесть частей</text:p>
      <text:section text:style-name="Sect1" text:name="Раздел4">
        <text:p text:style-name="P14"><text:bookmark text:name="scriplet3"/><text:bookmark text:name="java4"/>book, author, publication, ", ", date published</text:p>
      </text:section>
      <text:p text:style-name="P5">вместо пяти</text:p>
      <text:section text:style-name="Sect1" text:name="Раздел5">
        <text:p text:style-name="P14"><text:bookmark text:name="scriplet4"/><text:bookmark text:name="java5"/>book, author, publication, ',', date published.</text:p>
      </text:section>
      <text:p text:style-name="P5"><text:soft-page-break/>В этом случае использование третьего конструктора с установленным в true значением returnDelims также не поможет.</text:p>
      <text:h text:style-name="P8" text:outline-level="2">Адаптивный токенайзер, CustomTokenizer</text:h>
      <text:p text:style-name="P5">Создать свой токенайзер на все случаи жизни - дело очень затратное по временным ресурсам, и не очень благодарное. Можно получить очень сложный код, бизнес-логика которого в скором времени забудется, и внесение дополнительных изменений потребует серьезных усилий.</text:p>
      <text:p text:style-name="P5">Ниже предложен подход решения одной из рассмотренных выше проблем - как исключить из анализа/разложения текст, обрамленный кавычками (двойными, одинарными) или разного рода скобками.</text:p>
      <text:p text:style-name="P5">Решение проблемы простое. Необходимо в токенайзер передать модифицированную строку для анализа, где проблемные участки текста заменены заглушками. А при извлечении токенов, вместо заглушек вернуть их исходное значение. То есть текст предварительно, перед передачей токенайзеру для разложения, обрабатывается и значение токена восстанавливается, перед возвращением.</text:p>
      <text:p text:style-name="P5">Листинг настраиваемого токенайзера :</text:p>
      <text:section text:style-name="Sect1" text:name="Раздел6">
        <text:p text:style-name="P13"><text:bookmark text:name="scriplet5"/><text:bookmark text:name="java6"/>import java.util.Map;</text:p>
        <text:p text:style-name="P10">import java.util.HashMap;</text:p>
        <text:p text:style-name="P10">import java.util.StringTokenizer;</text:p>
        <text:p text:style-name="P12"/>
        <text:p text:style-name="P10">public class CustomTokenizer</text:p>
        <text:p text:style-name="P10">{</text:p>
        <text:p text:style-name="P11"><text:s text:c="4"/><text:span text:style-name="T11">private <text:s/>StringTokenizer <text:s text:c="5"/>tokenizer <text:s text:c="2"/>= null;</text:span></text:p>
        <text:p text:style-name="P11"><text:s text:c="4"/><text:span text:style-name="T11">private <text:s/>int <text:s text:c="17"/>tokenNum <text:s text:c="3"/>= 0;</text:span></text:p>
        <text:p text:style-name="P11"><text:s text:c="4"/><text:span text:style-name="T11">private <text:s/>int <text:s text:c="17"/>totalTokens = 0;</text:span></text:p>
        <text:p text:style-name="P12"/>
        <text:p text:style-name="P11"><text:s text:c="4"/><text:span text:style-name="T11">private <text:s/>final <text:s/>String <text:s text:c="7"/>QUOTE <text:s text:c="6"/>= "\"";</text:span></text:p>
        <text:p text:style-name="P12"/>
        <text:p text:style-name="P11"><text:s text:c="4"/><text:span text:style-name="T11">private <text:s/>Map&lt;String, String&gt; <text:s/>substitutes; <text:s/></text:span></text:p>
        <text:p text:style-name="P11"><text:s text:c="34"/><text:span text:style-name="T11">// шаблон заглушки</text:span></text:p>
        <text:p text:style-name="P11"><text:s text:c="4"/><text:span text:style-name="T11">private <text:s/>final <text:s/>String <text:s text:c="7"/>SUBSTITUTE <text:s/>= </text:span></text:p>
        <text:p text:style-name="P11"><text:s text:c="36"/><text:span text:style-name="T11">"__SUBSTITUTE__";</text:span></text:p>
        <text:p text:style-name="P11"><text:s text:c="4"/><text:span text:style-name="T11">//~~~~~~~~~~~~~~~~~~~~~~~~~~~~~~~~~~~~~~~~~~~~~~~~~~~~~</text:span></text:p>
        <text:p text:style-name="P11"><text:s text:c="4"/><text:span text:style-name="T11">/**</text:span></text:p>
        <text:p text:style-name="P11"><text:s text:c="5"/><text:span text:style-name="T11">* Конструктор</text:span></text:p>
        <text:p text:style-name="P11"><text:s text:c="5"/><text:span text:style-name="T11">* @param text текстовая строка</text:span></text:p>
        <text:p text:style-name="P11"><text:s text:c="5"/><text:span text:style-name="T11">* @param delim строка разделителей</text:span></text:p>
        <text:p text:style-name="P11"><text:s text:c="5"/><text:span text:style-name="T11">*/</text:span></text:p>
        <text:p text:style-name="P11"><text:soft-page-break/><text:s text:c="4"/><text:span text:style-name="T11">public CustomTokenizer(String text, String delim)</text:span></text:p>
        <text:p text:style-name="P11"><text:s text:c="4"/><text:span text:style-name="T11">{</text:span></text:p>
        <text:p text:style-name="P11"><text:s text:c="8"/><text:span text:style-name="T11">substitutes = new HashMap &lt;String, String&gt;();</text:span></text:p>
        <text:p text:style-name="P11"><text:s text:c="8"/><text:span text:style-name="T11">tokenizer = new StringTokenizer(setSubstitute(text),</text:span></text:p>
        <text:p text:style-name="P11"><text:s text:c="47"/><text:span text:style-name="T11">delim, true);</text:span></text:p>
        <text:p text:style-name="P11"><text:s text:c="4"/><text:span text:style-name="T11">}</text:span></text:p>
        <text:p text:style-name="P11"><text:s text:c="4"/><text:span text:style-name="T11">//~~~~~~~~~~~~~~~~~~~~~~~~~~~~~~~~~~~~~~~~~~~~~~~~~~~~~</text:span></text:p>
        <text:p text:style-name="P11"><text:s text:c="4"/><text:span text:style-name="T11">/**</text:span></text:p>
        <text:p text:style-name="P11"><text:s text:c="5"/><text:span text:style-name="T11">* Конструктор</text:span></text:p>
        <text:p text:style-name="P11"><text:s text:c="5"/><text:span text:style-name="T11">* @param text текстовая строка</text:span></text:p>
        <text:p text:style-name="P11"><text:s text:c="5"/><text:span text:style-name="T11">* @param delim строка разделителей</text:span></text:p>
        <text:p text:style-name="P11"><text:s text:c="5"/><text:span text:style-name="T11">* @param includeDelim флаг включения разделителей </text:span></text:p>
        <text:p text:style-name="P11"><text:s text:c="5"/><text:span text:style-name="T11">* <text:s text:c="20"/>как токенов</text:span></text:p>
        <text:p text:style-name="P11"><text:s text:c="5"/><text:span text:style-name="T11">*/</text:span></text:p>
        <text:p text:style-name="P11"><text:s text:c="4"/><text:span text:style-name="T11">public CustomTokenizer(String str, String delim, </text:span></text:p>
        <text:p text:style-name="P11"><text:s text:c="27"/><text:span text:style-name="T11">boolean includeDelim)</text:span></text:p>
        <text:p text:style-name="P11"><text:s text:c="4"/><text:span text:style-name="T11">{</text:span></text:p>
        <text:p text:style-name="P11"><text:s text:c="8"/><text:span text:style-name="T11">tokenizer = new StringTokenizer(setSubstitute(str),</text:span></text:p>
        <text:p text:style-name="P11"><text:s text:c="38"/><text:span text:style-name="T11">delim, includeDelim);</text:span></text:p>
        <text:p text:style-name="P11"><text:s text:c="4"/><text:span text:style-name="T11">}</text:span></text:p>
        <text:p text:style-name="P11"><text:s text:c="4"/><text:span text:style-name="T11">//~~~~~~~~~~~~~~~~~~~~~~~~~~~~~~~~~~~~~~~~~~~~~~~~~~~~~</text:span></text:p>
        <text:p text:style-name="P11"><text:s text:c="4"/><text:span text:style-name="T11">/**</text:span></text:p>
        <text:p text:style-name="P11"><text:s text:c="5"/><text:span text:style-name="T11">* Функция замены "проблемного" текста в кавычках </text:span></text:p>
        <text:p text:style-name="P11"><text:s text:c="5"/><text:span text:style-name="T11">* заглушками. Проблемный текст в строке, выделенный </text:span></text:p>
        <text:p text:style-name="P11"><text:s text:c="5"/><text:span text:style-name="T11">* двойными кавычками, заменяется</text:span></text:p>
        <text:p text:style-name="P11"><text:s text:c="5"/><text:span text:style-name="T11">* @param text исходный текст</text:span></text:p>
        <text:p text:style-name="P11"><text:s text:c="5"/><text:span text:style-name="T11">* @return измененный текст</text:span></text:p>
        <text:p text:style-name="P11"><text:s text:c="5"/><text:span text:style-name="T11">*/</text:span></text:p>
        <text:p text:style-name="P11"><text:s text:c="4"/><text:span text:style-name="T11">private String setSubstitute(final String text)</text:span></text:p>
        <text:p text:style-name="P11"><text:s text:c="4"/><text:span text:style-name="T11">{</text:span></text:p>
        <text:p text:style-name="P11"><text:s text:c="8"/><text:span text:style-name="T11">String temp = text;</text:span></text:p>
        <text:p text:style-name="P11"><text:s text:c="8"/><text:span text:style-name="T11">int id = 0;</text:span></text:p>
        <text:p text:style-name="P11"><text:s text:c="8"/><text:span text:style-name="T11">// Определение начала и конца проблемного кода</text:span></text:p>
        <text:p text:style-name="P11"><text:s text:c="8"/><text:span text:style-name="T11">int startQuote = temp.indexOf(QUOTE, 0);</text:span></text:p>
        <text:p text:style-name="P11"><text:s text:c="8"/><text:span text:style-name="T11">int endQuote = -1;</text:span></text:p>
        <text:p text:style-name="P11"><text:s text:c="8"/><text:span text:style-name="T11">if (startQuote &gt;= 0 )</text:span></text:p>
        <text:p text:style-name="P11"><text:s text:c="12"/><text:span text:style-name="T11">endQuote = temp.indexOf(QUOTE, startQuote + 1);</text:span></text:p>
        <text:p text:style-name="P11"><text:s text:c="8"/><text:span text:style-name="T11">// Цикл перебора текста</text:span></text:p>
        <text:p text:style-name="P11"><text:s text:c="8"/><text:span text:style-name="T11">while (((startQuote &gt;= 0) &amp;&amp; </text:span></text:p>
        <text:p text:style-name="P11"><text:s text:c="16"/><text:span text:style-name="T11">(endQuote &gt; startQuote))) {</text:span></text:p>
        <text:p text:style-name="P11"><text:s text:c="12"/><text:span text:style-name="T11">// Извлечение проблемного текста</text:span></text:p>
        <text:p text:style-name="P11"><text:s text:c="12"/><text:span text:style-name="T11">String txt;</text:span></text:p>
        <text:p text:style-name="P11"><text:s text:c="12"/><text:span text:style-name="T11">txt = temp.substring(startQuote, endQuote + 1);</text:span></text:p>
        <text:p text:style-name="P11"><text:s text:c="12"/><text:span text:style-name="T11">// Определение ключа</text:span></text:p>
        <text:p text:style-name="P11"><text:s text:c="12"/><text:span text:style-name="T11">String key = SUBSTITUTE + String.valueOf(id++);</text:span></text:p>
        <text:p text:style-name="P11"><text:soft-page-break/><text:s text:c="12"/><text:span text:style-name="T11">// Замена проблемного текста заглушкой</text:span></text:p>
        <text:p text:style-name="P11"><text:s text:c="12"/><text:span text:style-name="T11">temp = temp.replaceFirst(txt, key);</text:span></text:p>
        <text:p text:style-name="P11"><text:s text:c="12"/><text:span text:style-name="T11">// Сохранение проблемного текста с ключом</text:span></text:p>
        <text:p text:style-name="P11"><text:s text:c="12"/><text:span text:style-name="T11">substitutes.put(key, txt);</text:span></text:p>
        <text:p text:style-name="P11"><text:s text:c="12"/><text:span text:style-name="T11">// Подготовка к следующему циклу</text:span></text:p>
        <text:p text:style-name="P11"><text:s text:c="12"/><text:span text:style-name="T11">startQuote = temp.indexOf(QUOTE, 0);</text:span></text:p>
        <text:p text:style-name="P11"><text:s text:c="12"/><text:span text:style-name="T11">if (startQuote &gt;= 0)</text:span></text:p>
        <text:p text:style-name="P11"><text:s text:c="16"/><text:span text:style-name="T11">endQuote = temp.indexOf(QUOTE,startQuote+1);</text:span></text:p>
        <text:p text:style-name="P11"><text:s text:c="8"/><text:span text:style-name="T11">}</text:span></text:p>
        <text:p text:style-name="P11"><text:s text:c="8"/><text:span text:style-name="T11">return temp;</text:span></text:p>
        <text:p text:style-name="P11"><text:s text:c="4"/><text:span text:style-name="T11">}</text:span></text:p>
        <text:p text:style-name="P11"><text:s text:c="4"/><text:span text:style-name="T11">//~~~~~~~~~~~~~~~~~~~~~~~~~~~~~~~~~~~~~~~~~~~~~~~~~~~~~</text:span></text:p>
        <text:p text:style-name="P11"><text:s text:c="4"/><text:span text:style-name="T11">/**</text:span></text:p>
        <text:p text:style-name="P11"><text:s text:c="5"/><text:span text:style-name="T11">* Функция возвращения следующего токена строки</text:span></text:p>
        <text:p text:style-name="P11"><text:s text:c="5"/><text:span text:style-name="T11">* @return следующий токен</text:span></text:p>
        <text:p text:style-name="P11"><text:s text:c="5"/><text:span text:style-name="T11">*/</text:span></text:p>
        <text:p text:style-name="P11"><text:s text:c="4"/><text:span text:style-name="T11">public String nextToken()</text:span></text:p>
        <text:p text:style-name="P11"><text:s text:c="4"/><text:span text:style-name="T11">{</text:span></text:p>
        <text:p text:style-name="P11"><text:s text:c="8"/><text:span text:style-name="T11">String sToken = tokenizer.nextToken();</text:span></text:p>
        <text:p text:style-name="P11"><text:s text:c="8"/><text:span text:style-name="T11">if (substitutes.containsKey(sToken.trim()))</text:span></text:p>
        <text:p text:style-name="P11"><text:s text:c="12"/><text:span text:style-name="T11">sToken = substitutes.get(sToken.trim());</text:span></text:p>
        <text:p text:style-name="P11"><text:s text:c="8"/><text:span text:style-name="T11">tokenNum++;</text:span></text:p>
        <text:p text:style-name="P11"><text:s text:c="8"/><text:span text:style-name="T11">return sToken;</text:span></text:p>
        <text:p text:style-name="P11"><text:s text:c="4"/><text:span text:style-name="T11">}</text:span></text:p>
        <text:p text:style-name="P11"><text:s text:c="4"/><text:span text:style-name="T11">//~~~~~~~~~~~~~~~~~~~~~~~~~~~~~~~~~~~~~~~~~~~~~~~~~~~~~</text:span></text:p>
        <text:p text:style-name="P11"><text:s text:c="4"/><text:span text:style-name="T11">/**</text:span></text:p>
        <text:p text:style-name="P11"><text:s text:c="5"/><text:span text:style-name="T11">* Функция проверки наличия оставшихся токенов <text:s text:c="5"/></text:span></text:p>
        <text:p text:style-name="P11"><text:s text:c="5"/><text:span text:style-name="T11">* @return логическое значение true, если имеется </text:span></text:p>
        <text:p text:style-name="P11"><text:s text:c="5"/><text:span text:style-name="T11">* <text:s/>еще токен</text:span></text:p>
        <text:p text:style-name="P11"><text:s text:c="5"/><text:span text:style-name="T11">*/</text:span></text:p>
        <text:p text:style-name="P11"><text:s text:c="4"/><text:span text:style-name="T11">public boolean hasMoreTokens()</text:span></text:p>
        <text:p text:style-name="P11"><text:s text:c="4"/><text:span text:style-name="T11">{</text:span></text:p>
        <text:p text:style-name="P11"><text:s text:c="8"/><text:span text:style-name="T11">if (totalTokens == 0)</text:span></text:p>
        <text:p text:style-name="P11"><text:s text:c="12"/><text:span text:style-name="T11">totalTokens = countTokens();</text:span></text:p>
        <text:p text:style-name="P11"><text:s text:c="8"/><text:span text:style-name="T11">return (tokenNum &lt; totalTokens);</text:span></text:p>
        <text:p text:style-name="P11"><text:s text:c="4"/><text:span text:style-name="T11">}</text:span></text:p>
        <text:p text:style-name="P11"><text:s text:c="4"/><text:span text:style-name="T11">//~~~~~~~~~~~~~~~~~~~~~~~~~~~~~~~~~~~~~~~~~~~~~~~~~~~~~</text:span></text:p>
        <text:p text:style-name="P11"><text:s text:c="4"/><text:span text:style-name="T11">/**</text:span></text:p>
        <text:p text:style-name="P11"><text:s text:c="5"/><text:span text:style-name="T11">* Функция проверки наличия оставшихся токенов</text:span></text:p>
        <text:p text:style-name="P11"><text:s text:c="5"/><text:span text:style-name="T11">* @return логическое значение true, если имеется</text:span></text:p>
        <text:p text:style-name="P11"><text:s text:c="5"/><text:span text:style-name="T11">* еще токен</text:span></text:p>
        <text:p text:style-name="P11"><text:s text:c="5"/><text:span text:style-name="T11">*/</text:span></text:p>
        <text:p text:style-name="P11"><text:s text:c="4"/><text:span text:style-name="T11">public boolean hasMoreElements()</text:span></text:p>
        <text:p text:style-name="P11"><text:s text:c="4"/><text:span text:style-name="T11">{</text:span></text:p>
        <text:p text:style-name="P11"><text:s text:c="8"/><text:span text:style-name="T11">return hasMoreTokens();</text:span></text:p>
        <text:p text:style-name="P11"><text:soft-page-break/><text:s text:c="4"/><text:span text:style-name="T11">}</text:span></text:p>
        <text:p text:style-name="P11"><text:s text:c="4"/><text:span text:style-name="T11">//~~~~~~~~~~~~~~~~~~~~~~~~~~~~~~~~~~~~~~~~~~~~~~~~~~~~~</text:span></text:p>
        <text:p text:style-name="P11"><text:s text:c="4"/><text:span text:style-name="T11">/**</text:span></text:p>
        <text:p text:style-name="P11"><text:s text:c="5"/><text:span text:style-name="T11">* Функция получения следующего токена</text:span></text:p>
        <text:p text:style-name="P11"><text:s text:c="5"/><text:span text:style-name="T11">* @return текущий токен строки типа Object</text:span></text:p>
        <text:p text:style-name="P11"><text:s text:c="5"/><text:span text:style-name="T11">*/</text:span></text:p>
        <text:p text:style-name="P11"><text:s text:c="4"/><text:span text:style-name="T11">public Object nextElement()</text:span></text:p>
        <text:p text:style-name="P11"><text:s text:c="4"/><text:span text:style-name="T11">{</text:span></text:p>
        <text:p text:style-name="P11"><text:s text:c="8"/><text:span text:style-name="T11">return nextToken();</text:span></text:p>
        <text:p text:style-name="P11"><text:s text:c="4"/><text:span text:style-name="T11">}</text:span></text:p>
        <text:p text:style-name="P11"><text:s text:c="4"/><text:span text:style-name="T11">//~~~~~~~~~~~~~~~~~~~~~~~~~~~~~~~~~~~~~~~~~~~~~~~~~~~~~</text:span></text:p>
        <text:p text:style-name="P11"><text:s text:c="4"/><text:span text:style-name="T11">/**</text:span></text:p>
        <text:p text:style-name="P11"><text:s text:c="5"/><text:span text:style-name="T11">* Функция определения количества токенов в строке</text:span></text:p>
        <text:p text:style-name="P11"><text:s text:c="5"/><text:span text:style-name="T11">* @return количество токенов</text:span></text:p>
        <text:p text:style-name="P11"><text:s text:c="5"/><text:span text:style-name="T11">*/</text:span></text:p>
        <text:p text:style-name="P11"><text:s text:c="4"/><text:span text:style-name="T11">public int countTokens()</text:span></text:p>
        <text:p text:style-name="P11"><text:s text:c="4"/><text:span text:style-name="T11">{</text:span></text:p>
        <text:p text:style-name="P11"><text:s text:c="8"/><text:span text:style-name="T11">return tokenizer.countTokens();</text:span></text:p>
        <text:p text:style-name="P11"><text:s text:c="4"/><text:span text:style-name="T11">}</text:span></text:p>
        <text:p text:style-name="P11"><text:s text:c="4"/><text:span text:style-name="T11">//~~~~~~~~~~~~~~~~~~~~~~~~~~~~~~~~~~~~~~~~~~~~~~~~~~~~~</text:span></text:p>
        <text:p text:style-name="P11"><text:s text:c="4"/><text:span text:style-name="T11">public static void main(String[] args)</text:span></text:p>
        <text:p text:style-name="P11"><text:s text:c="4"/><text:span text:style-name="T11">{</text:span></text:p>
        <text:p text:style-name="P11"><text:s text:c="8"/><text:span text:style-name="T11">String string;</text:span></text:p>
        <text:p text:style-name="P10">// <text:s text:c="5"/>string = "hi, hello,, \"how, are, qrt, u\", good, "</text:p>
        <text:p text:style-name="P10">// <text:s text:c="25"/>+ "\"fine, hty, great\", data";</text:p>
        <text:p text:style-name="P10">// <text:s text:c="5"/>string = "hi, how, \"are, u\", hello, \"how, are\", u";</text:p>
        <text:p text:style-name="P11"><text:s text:c="8"/><text:span text:style-name="T11">string = "Привет. Завтра \"21 сентября \" "</text:span></text:p>
        <text:p text:style-name="P11"><text:s text:c="32"/><text:span text:style-name="T11">+ "мы идем в театр.";</text:span></text:p>
        <text:p text:style-name="P11"><text:s text:c="8"/><text:span text:style-name="T11">System.out.println("~~~ Исходная строка ~~~\n"</text:span></text:p>
        <text:p text:style-name="P11"><text:s text:c="28"/><text:span text:style-name="T11">+ string);</text:span></text:p>
        <text:p text:style-name="P11"><text:s text:c="8"/><text:span text:style-name="T11">CustomTokenizer tokenizer;</text:span></text:p>
        <text:p text:style-name="P11"><text:s text:c="8"/><text:span text:style-name="T11">tokenizer = new CustomTokenizer(string, " .", false);</text:span></text:p>
        <text:p text:style-name="P11"><text:s text:c="8"/><text:span text:style-name="T11">System.out.println("\nколичество токенов = " + </text:span></text:p>
        <text:p text:style-name="P11"><text:s text:c="36"/><text:span text:style-name="T11">tokenizer.countTokens());</text:span></text:p>
        <text:p text:style-name="P11"><text:s text:c="8"/><text:span text:style-name="T11">System.out.println("\n~~~ Список токенов ~~~");</text:span></text:p>
        <text:p text:style-name="P11"><text:s text:c="8"/><text:span text:style-name="T11">int i = 0;</text:span></text:p>
        <text:p text:style-name="P11"><text:s text:c="8"/><text:span text:style-name="T11">while(tokenizer.hasMoreTokens())</text:span></text:p>
        <text:p text:style-name="P11"><text:s text:c="12"/><text:span text:style-name="T11">System.out.println("" + ++i + " = " +</text:span></text:p>
        <text:p text:style-name="P11"><text:s text:c="38"/><text:span text:style-name="T11">tokenizer.nextToken());</text:span></text:p>
        <text:p text:style-name="P11"><text:s text:c="4"/><text:span text:style-name="T11">}</text:span></text:p>
        <text:p text:style-name="P18">}</text:p>
      </text:section>
      <text:p text:style-name="P5">В данном токенайзере имеется две функции, код которых можно модифицировать под разные случаи жизни:</text:p>
      <text:list xml:id="list975923507535026136" text:style-name="L2">
        <text:list-item>
          <text:p text:style-name="P7"><text:soft-page-break/>String setSubstitute(final String text) - функция замены в исходном тексте различного рода проблемных участков заглушками;</text:p>
        </text:list-item>
        <text:list-item>
          <text:p text:style-name="P2">String nextToken() - функция получения токенов, и, при необходимости, восстановления их исходных значений.</text:p>
        </text:list-item>
      </text:list>
      <text:p text:style-name="P5">Результат выполнения программы выведет в консоль следующую информацию :</text:p>
      <text:section text:style-name="Sect1" text:name="Раздел7">
        <text:p text:style-name="P13"><text:bookmark text:name="console"/>~~~ Исходная строка ~~~</text:p>
        <text:p text:style-name="P10">Привет. Завтра "21 сентября " мы идем в театр.</text:p>
        <text:p text:style-name="P12"/>
        <text:p text:style-name="P10">количество токенов = 7</text:p>
        <text:p text:style-name="P12"/>
        <text:p text:style-name="P10">~~~ Список токенов ~~~</text:p>
        <text:p text:style-name="P10">1 = Привет</text:p>
        <text:p text:style-name="P10">2 = Завтра</text:p>
        <text:p text:style-name="P10">3 = "21 сентября "</text:p>
        <text:p text:style-name="P10">4 = мы</text:p>
        <text:p text:style-name="P10">5 = идем</text:p>
        <text:p text:style-name="P10">6 = в</text:p>
        <text:p text:style-name="P18">7 = театр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'Courier New', Courier, monospace"/>
    <style:font-face style:name="Times New Roman" svg:font-family="'Times New Roman'"/>
    <style:font-face style:name="Verdana" svg:font-family="Verdana, Genev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3:19:55.397654047</meta:creation-date>
    <dc:date>2019-10-14T13:27:04.264750823</dc:date>
    <meta:editing-duration>PT7M9S</meta:editing-duration>
    <meta:editing-cycles>2</meta:editing-cycles>
    <meta:generator>LibreOffice/5.1.2.2$Linux_X86_64 LibreOffice_project/10m0$Build-2</meta:generator>
    <meta:document-statistic meta:table-count="5" meta:image-count="0" meta:object-count="0" meta:page-count="9" meta:paragraph-count="268" meta:word-count="1659" meta:character-count="14452" meta:non-whitespace-character-count="11621"/>
  </office:meta>
</office:document-meta>
</file>